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text-underline-style="solid" style:text-underline-width="auto" style:text-underline-color="font-color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none" style:text-position="0% 100%" style:text-underline-style="none"/>
    </style:style>
    <style:style style:name="T7" style:family="text">
      <style:text-properties style:text-line-through-style="none" style:text-position="0% 100%" style:text-underline-style="solid" style:text-underline-width="auto" style:text-underline-color="font-color"/>
    </style:style>
    <style:style style:name="T8" style:family="text">
      <style:text-properties style:text-line-through-style="none" style:text-position="super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32_3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3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6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A lecture for the three weeks/</text:p>
      <text:p text:style-name="P5"/>
      <text:p text:style-name="P4">[Page 1]</text:p>
      <text:p text:style-name="P4">[Hebrew]/ "Oh that my grief were thoroughly weighed, and my [Hebrew]/ calamity laid in the balances together, for, now it would be/ heavier than the sand of the sea, therefore are my words confused."/ <text:s/>But however deep be the sorrow with which recent events/ have furrowed my soul; although to disburthen the weight,/ which, like an incubus, oppresses my whole being, might/ temporarily assuage the harrowing feelings I experience, yet/ I forbear giving vent to complaints which might ill-/become this time and place. <text:s/>Friends! <text:s/>It is not of my political/ sympathies with the hapless country of my birth, that I/ shall discourse, lest I transcend the limits assigned to my/ vocation. <text:s/>In silent solitude I shall bemoan the fate/ of her, which I mightily love, though she has proved to my/ brethren ever ungracious. <text:s/>But I will raise a loud and/ bitter cry to lament those of Israel, who, deluded by men-/-dacious lips offered their lives and substance solely to rivet/ their chains. <text:s/>From the bowels of the earth, drunk with/ their precious blood, their spirits arise before my bewildered/ mind, and I hear a voice which exclaims "O Thou who/ art too pure to behold evil, and canst not look on iniquity--/why lookest Thou upon them that deal treacherously?"/ <text:s/>Alas! my beloved hearers! that these days which sadden our/ hearts, with the memory of our former national disasters,/ should also have been to us the herald of future tribulations! <text:s/>When/ our eyes were hopefully turned towards the sea which had/ already wasted over joyful tidings; when anxiously<text:span text:style-name="T1">2</text:span><text:span text:style-name="T2"> we</text:span><text:span text:style-name="T1">1</text:span><text:span text:style-name="T2">/ expected to learn that the hand which had robbed a/</text:span></text:p>
      <text:p text:style-name="P6"><text:soft-page-break/></text:p>
      <text:p text:style-name="P6">[Page 2]</text:p>
      <text:p text:style-name="P4"><text:span text:style-name="T2">mother of her young, had been for ever paralyzed, we heard,/ with horror, that that scourge of Israel has acquired more/ virulence. <text:s/>Hitherto its fierceness had been felt by a/ few thousands of our unhappy brethren, immediately exposed/ to its flagellation; henceforth it may tear the hearts together/ with the flesh of </text:span><text:span text:style-name="T3">tens of thousands</text:span><text:span text:style-name="T4">. <text:s/>"Oh! that my head/ were waters and mine eyes a fountain of tears, that I/ might weep day and night for the slain of the daughter/ of my people!" <text:s/>Undauntedly had they entered the arena/ to purchase with their blood </text:span><text:span text:style-name="T5">the</text:span><text:span text:style-name="T6"> security for their/ fellow-believers. <text:s/>Supported by so inspiring a hope,/ many had torn themselves away from all they held dear/ on earth, to brandish the sword of salvation; tender mothers/ had exhorted their sons to ennoble Judah's race in the/ sight of the nations, and by deeds of valor earn their freedom./ <text:s/>And now they sit desolate and disconsolate. <text:s/>"Is there/ a grief like </text:span><text:span text:style-name="T7">their</text:span><text:span text:style-name="T6"> grief?" <text:s/>They sacrificed the existence/ of those they had tenderly nurtured and reared, of those/ they loved above themselves, only to pamper the ambition/ of traitors. <text:s/>The bright prospects which had, three/ months since, illumined the horizon of Israel, had suddenly/ vanished. <text:s/>The seductive promises which throughout a/ vast peninsula, had made Jewish breasts leap with joy,/ have been ruthlessly violated; nothing remains to comfort/ them, not even a shadow of glory, for, will history record/ with honor the names of such, whom the world regards/ as aliens? <text:s/>Aye, the spot where they fell victims/ of perjury, is unknown to all./</text:span></text:p>
      <text:p text:style-name="P4"><text:span text:style-name="T6"/></text:p>
      <text:p text:style-name="P4"><text:span text:style-name="T6">[Page 3]</text:span></text:p>
      <text:p text:style-name="P4"><text:span text:style-name="T6">No stone distinguishes these mortal remains from that/ mas of mangled bodies heaped like carcasses, in the/ Italian charnel-house. <text:s/>No humble stone which a/ mother, a widowed wife, or an orphan may bedew with/ the sacred tears of undying affection! <text:s/>Say not, my/ friends! that such are the necessary concomitants of all/ wars, for, that painful thought may otherwise be/ relieved under other circumstances by the reflection that a great and noble end was/ achieved; but, whatever benefit may accrue from the sud-/-den termination of hostilities, to my native land (if any can/ rationally be anticipated) her Hebrew denizens will not/ </text:span><text:span text:style-name="T5">[?]</text:span><text:span text:style-name="T6"> participate therein. <text:s/>The sword of Damocles has been suspended over/ their heads, by the promotion of their </text:span><text:span text:style-name="T5">arh</text:span><text:span text:style-name="T6"> arch-foe./ <text:s/>"Oh that my head were waters, and mine eyes a fountain/ of tears, that I might weep day and night for the/ slain of the daughter of my people", because "when/ I looked for good then evil came, when I waited for light,/ there came darkness." <text:s/>Fascinated by specious/ appearances, I had, at times, viewed in the struggle of/ a freedom-loving </text:span><text:span text:style-name="T5">people</text:span><text:span text:style-name="T6"> nation, the realization of my/ ideal. <text:s/>I imagined to see the monster of persecution/ fall prostrate before the progress of civilization, like Dagon/ before the ark of the true God. <text:s/>I had wheedled myself/ into the belief that the incestuous coalition of Church and/ state, would be sundered by the stalwart arm which/ was to hew down the stanchion of oppression, and I/ had then prognosticated days of tranquillity[sic!] for the residue/</text:span></text:p>
      <text:p text:style-name="P4"><text:span text:style-name="T6"/></text:p>
      <text:p text:style-name="P4"><text:span text:style-name="T6">[Page 4]</text:span></text:p>
      <text:p text:style-name="P4"><text:span text:style-name="T6">of Judah, until the redeemer shall come to Zion; but I/ awoke from that glowing vision, to the sad reality of/ approaching coils. <text:s/>The bitter cup is not yet/ to be removed from our lips; an irritated Deity has/ doomed us to drink it to its dregs. <text:s/>Never, my/ beloved hearers, has this woful[sic!] season, the anniversary/ of Israel's first and second dispersion, cast over my spirits/ the gloom which now pervades them; for, whereas/ in former years I sought some consolation in the remem-/-brance that there existed generous countries ready/ to receive our exiles and offer them the choicest of/ blessings--liberty and equality; now my agitated mind/ detects but a disguised falsehood under the enunciation/ of those glorious principles. <text:s/>Liberty for the many,/ restrictive laws for the few; equality for one caste/ of citizens, proscription for another. <text:s/>Would that/ this dismal picture were overdrawn, but though I/ fain would persuade myself that it is the offspring/ of my perturbed thoughts, daily occurrences will/ manifest the contrary. <text:s/>Wherefore ought we at this/ mournful period, to lament the desolation of our </text:span><text:soft-page-break/><text:span text:style-name="T6">temple,/ our protracted captivity, and unparallelled suffering./ <text:s/>When the dreadful ninth of Ab, arrives, the day/ in which twice hordes of barbarous nations levelled[sic!]/ our glory with the earth, every child of Israel ought in/ fasting and humiliation to beseech Almighty/</text:span></text:p>
      <text:p text:style-name="P4"><text:span text:style-name="T6"/></text:p>
      <text:p text:style-name="P4"><text:span text:style-name="T6">[Page 5]</text:span></text:p>
      <text:p text:style-name="P4"><text:span text:style-name="T6">God to look pitifully on the flock of his pasture,/ which the wolves devour, and speedily for his name's/ sake gather them to his paternal fold. <text:s/>Men/ who pretend to read the times, may discover the signs/ of our national emancipation in the present boasted/ enlightenment, but verily I tell you, that they are/ false prophets. <text:s/>Unless divine interposition/ restores us to our pristine state, the name of/ Hebrew, just as one of our doleful poets writes, will/ ever be synonimous[sic!] with reproach. <text:s/>But the/ golden era promised by an inffabble[sic!] Lord, will never/ dawn as long as we cling to the delinquencies which/ have occasioned our dispersion. <text:s/>While disunion and/ enmity are rampant, while a grovelling spirit sows/ the seeds of discord, to reap therefrom a petty dominion,/ both the hand of men and God will be against us,/ as it was against our fathers. <text:s/>Brethren! <text:s/>I do/ not wish to sadden your hearts, but recent events portend/ calamities to Israel's household; Let us then, like the/ wayfarer, who </text:span><text:span text:style-name="T5">wraps his body</text:span><text:span text:style-name="T6"> envelops </text:span><text:span text:style-name="T5">his mantle</text:span><text:span text:style-name="T6"> himself lightly around his</text:span><text:span text:style-name="T5">self</text:span><text:span text:style-name="T6">/ </text:span><text:span text:style-name="T5">mantle</text:span><text:span text:style-name="T6"> mantle as the tempest approaches, let us, I say, draw/ closer to each other in mutual protection, &amp; let us more-/-over encircle ourselves with the mantle which we donned in Horeb,/--our holy Torah--,and He who neither slumbers nor/ sleeps, may avert from us national sorrows, for, "the/ Lord will not cast us off for ever, but though he has/ caused us grief, yet He will have mercy according to his abundant goodness"/ [Hebrew]/</text:span></text:p>
      <text:p text:style-name="P4"><text:span text:style-name="T6"/></text:p>
      <text:p text:style-name="P4"><text:span text:style-name="T6">[Page 6]</text:span></text:p>
      <text:p text:style-name="P4"><text:span text:style-name="T6">O Lord! have mercy upon us, O Lord! have mercy upon/ us, for we are exceedingly filled with contempt. <text:s/>How/ long shall the penalty of former trespasses be enforced/ upon us? <text:s/>Hast Thou utterly rejected </text:span><text:span text:style-name="T7">Judah</text:span><text:span text:style-name="T6">, hath thy/ soul loathed Zion? <text:s/></text:span><text:span text:style-name="T5">Why hast Thou smitten us and</text:span><text:span text:style-name="T6"> Behold the city in which thy/ </text:span><text:span text:style-name="T5">there is no healing for us we looked for peace, and have</text:span><text:span text:style-name="T6"> Divinity visibly dwelt, trampled on by haughty and/ </text:span><text:span text:style-name="T5">us no good, for the time of one, and behold trouble</text:span><text:span text:style-name="T6"> unrelenting fanatics! <text:s/>Behold the servants who take/ delight in her stones, and revere her dust, bow in/ contrition near the sacred spot whence their sacrifices,/ like sweet savour, ascended the heavens. <text:s/>From one/ end of the globe to its opposite end, thy exiled children/ turn devoutly towards the shrine of thy ancient oracles,/ and thrice daily pray for their restoration. <text:s/>Although/ their soul cleaveth unto the earth and they have been/ sold like cattle to the slaughter, yet they have not/ forgotten Thee, neither have they forsworn thy covenant./ <text:s/>But for thy sake have they been killed continually,/ and have preferred opprobium[sic!], to the abandonment/ of thy law. <text:s/>Awake to their help O God! cast not</text:span><text:span text:style-name="T8">2</text:span><text:span text:style-name="T6">/ them</text:span><text:span text:style-name="T8">1</text:span><text:span text:style-name="T6"> off for ever, but speak comfortably to their/ hearts, cry unto them that their salvation is night/ that their inequity is pardoned, that Thou will be/ a wall of fire round about them because of the enemy/ and the oppressor, and a glory in their midst for/ ever and ever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06T15:46:03.87</meta:creation-date>
    <dc:date>2012-06-07T12:12:07.96</dc:date>
    <dc:creator>Penn Libraries</dc:creator>
    <meta:editing-duration>PT01H13M2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74" meta:word-count="1691" meta:character-count="10430"/>
  </office:meta>
</office:document-meta>
</file>